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40pt" style:text-underline-style="solid" style:text-underline-width="auto" style:text-underline-color="font-color" fo:font-weight="bold" officeooo:rsid="00074842" officeooo:paragraph-rsid="00074842" style:font-size-asian="40pt" style:font-weight-asian="bold" style:font-size-complex="40pt" style:font-weight-complex="bold"/>
    </style:style>
    <style:style style:name="P2" style:family="paragraph" style:parent-style-name="Standard">
      <style:text-properties fo:font-size="40pt" style:text-underline-style="solid" style:text-underline-width="auto" style:text-underline-color="font-color" fo:font-weight="bold" officeooo:rsid="0008d3ca" officeooo:paragraph-rsid="0008d3ca" style:font-size-asian="40pt" style:font-weight-asian="bold" style:font-size-complex="40pt" style:font-weight-complex="bold"/>
    </style:style>
    <style:style style:name="P3" style:family="paragraph" style:parent-style-name="Standard" style:list-style-name="L1">
      <style:text-properties officeooo:paragraph-rsid="0008d3ca"/>
    </style:style>
    <style:style style:name="P4" style:family="paragraph" style:parent-style-name="Standard" style:list-style-name="L1">
      <style:text-properties officeooo:paragraph-rsid="0009dc34"/>
    </style:style>
    <style:style style:name="P5" style:family="paragraph" style:parent-style-name="Standard">
      <style:text-properties fo:font-size="14pt" style:text-underline-style="none" fo:font-weight="normal" officeooo:rsid="0009dc34" officeooo:paragraph-rsid="0008d3ca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0b39c4" officeooo:paragraph-rsid="0009dc34" style:font-size-asian="12.25pt" style:font-weight-asian="normal" style:font-size-complex="14pt" style:font-weight-complex="normal"/>
    </style:style>
    <style:style style:name="P7" style:family="paragraph" style:parent-style-name="Standard" style:list-style-name="L2">
      <style:text-properties fo:font-size="14pt" style:text-underline-style="none" fo:font-weight="normal" officeooo:rsid="000cf49f" officeooo:paragraph-rsid="000cf49f" style:font-size-asian="12.25pt" style:font-weight-asian="normal" style:font-size-complex="14pt" style:font-weight-complex="normal"/>
    </style:style>
    <style:style style:name="P8" style:family="paragraph" style:parent-style-name="Standard" style:list-style-name="L2">
      <style:text-properties fo:font-size="14pt" style:text-underline-style="none" fo:font-weight="normal" officeooo:rsid="000d47b5" officeooo:paragraph-rsid="000d47b5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d47b5" officeooo:paragraph-rsid="000d47b5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text-properties officeooo:rsid="000cf49f" officeooo:paragraph-rsid="000cf49f"/>
    </style:style>
    <style:style style:name="P11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officeooo:rsid="000d47b5" officeooo:paragraph-rsid="000d47b5"/>
    </style:style>
    <style:style style:name="T1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text-underline-style="none" fo:font-weight="normal" officeooo:rsid="0009dc34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9c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8d3ca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0ed5c5" style:font-size-asian="12.25pt" style:font-weight-asian="normal" style:font-size-complex="14pt" style:font-weight-complex="normal"/>
    </style:style>
    <style:style style:name="T6" style:family="text">
      <style:text-properties officeooo:rsid="000fe7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erential <text:span text:style-name="T6">S</text:span>tatistics project</text:p>
      <text:p text:style-name="P1"/>
      <text:list xml:id="list5096029577512021339" text:style-name="L1">
        <text:list-item>
          <text:p text:style-name="P3"><text:span text:style-name="T4">After loading all data and the cleaning the dataset, I made a histogram of the ‘lifetime’ column. ‘Lifetime’ is the number of years a </text:span><text:span text:style-name="T2">person has lived before he died. It is the most important column of the dataset, because it is the column I aim to predict. The Histogram made it very clear that the column is not normal but right-skewed, so I didn’t need to use other methods to decide if the column is normally distributed. For that reason I knew that I had to use non-parametric methods in the next steps.</text:span></text:p>
        </text:list-item>
      </text:list>
      <text:p text:style-name="P5"/>
      <text:p text:style-name="P5"/>
      <text:list xml:id="list1850551036572" text:continue-numbering="true" text:style-name="L1">
        <text:list-item>
          <text:p text:style-name="P4"><text:span text:style-name="T2">Most columns in the dataset are categorical. For that reason I decided to </text:span><text:span text:style-name="T3">compare the category with the highest average lifetime of each categorical column with the category with the lowest average lifetime of each categorical column. So I wrote a function that first calculates the differences between the two categories and then made a two-tailed permutation test with an alpha level of 0.05. I then used this function with all categorical columns. It turned out that most categorical columns significantly correlate with the lifetime column, most even with an alpha level of 0. I was able to draw the conclusion that the following factors have are correlated to the age somebody will die:</text:span></text:p>
        </text:list-item>
      </text:list>
      <text:p text:style-name="P6"/>
      <text:list xml:id="list4344665396359353047" text:style-name="L2">
        <text:list-item>
          <text:p text:style-name="P10"><text:span text:style-name="T3">I</text:span><text:span text:style-name="T1">n which state a person lives</text:span></text:p>
        </text:list-item>
        <text:list-item>
          <text:p text:style-name="P7">If somebody lives in Urban or Rural area</text:p>
        </text:list-item>
        <text:list-item>
          <text:p text:style-name="P7">The sex of a person</text:p>
        </text:list-item>
        <text:list-item>
          <text:p text:style-name="P7">The religion of a person</text:p>
        </text:list-item>
        <text:list-item>
          <text:p text:style-name="P7">The status of a households house (e.g. vacant or residentil)</text:p>
        </text:list-item>
        <text:list-item>
          <text:p text:style-name="P7">The structure of a household</text:p>
        </text:list-item>
        <text:list-item>
          <text:p text:style-name="P7">Where the household gets the drinking water from</text:p>
        </text:list-item>
        <text:list-item>
          <text:p text:style-name="P7">Whether or not there is a waterfilter in the house</text:p>
        </text:list-item>
        <text:list-item>
          <text:p text:style-name="P7">Toilet used</text:p>
        </text:list-item>
        <text:list-item>
          <text:p text:style-name="P7">Whether the household has electricity or not</text:p>
        </text:list-item>
        <text:list-item>
          <text:p text:style-name="P7">What is the lighting source of the household</text:p>
        </text:list-item>
        <text:list-item>
          <text:p text:style-name="P7">What fuel the household uses in order to cook</text:p>
        </text:list-item>
        <text:list-item>
          <text:p text:style-name="P7">Whether or not there is a kitchen in the household</text:p>
        </text:list-item>
        <text:list-item>
          <text:p text:style-name="P7">Whether there is a radio in the house</text:p>
        </text:list-item>
        <text:list-item>
          <text:p text:style-name="P7">Whether there is a computer in the house and if it has internet connection</text:p>
        </text:list-item>
        <text:list-item>
          <text:p text:style-name="P7">Whether or not there is a telephone in the house</text:p>
        </text:list-item>
        <text:list-item>
          <text:p text:style-name="P7"><text:soft-page-break/>Whether there is a washing machine in the house</text:p>
        </text:list-item>
        <text:list-item>
          <text:p text:style-name="P8">Whether there is a refrigerator in the house</text:p>
        </text:list-item>
        <text:list-item>
          <text:p text:style-name="P8">Whether there is a sewing machine in the house</text:p>
        </text:list-item>
        <text:list-item>
          <text:p text:style-name="P8">Whether the household possesses a bicycle</text:p>
        </text:list-item>
        <text:list-item>
          <text:p text:style-name="P8">Whether the household possesses a scooter</text:p>
        </text:list-item>
        <text:list-item>
          <text:p text:style-name="P8">Whether the household possesses a car</text:p>
        </text:list-item>
        <text:list-item>
          <text:p text:style-name="P8">Whether the household possesses a tractor</text:p>
        </text:list-item>
        <text:list-item>
          <text:p text:style-name="P8">Whether the household has a cart</text:p>
        </text:list-item>
        <text:list-item>
          <text:p text:style-name="P8">How much land the household possesses (It’s ordinal data)</text:p>
        </text:list-item>
      </text:list>
      <text:p text:style-name="P9"/>
      <text:list xml:id="list7778740153212147220" text:style-name="L3">
        <text:list-item>
          <text:p text:style-name="P11"><text:span text:style-name="T1">There is only one </text:span><text:span text:style-name="T5">q</text:span><text:span text:style-name="T1">uantitative (discrete) column which describes the number of </text:span><text:span text:style-name="T5">rooms the house/appartment of a person has. After calculating the pearson’s r (~0.19) and the corresponding p-value(0) I concluded that there is significant correlation between the age a person in the dataset died and the number of rooms in his hou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21:05.444343747</meta:creation-date>
    <dc:date>2018-12-13T21:06:37.472570658</dc:date>
    <meta:editing-duration>PT4M2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482" meta:character-count="2626" meta:non-whitespace-character-count="2201"/>
  </office:meta>
</office:document-meta>
</file>